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3490000018D0000018DAF9680C3CCAC5E25.svg" manifest:media-type="image/svg+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5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style:font-name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28.704cm" svg:height="22.491cm" svg:x="1.08cm" svg:y="0.667cm">
            <draw:object draw:notify-on-update-of-ranges="graph.B55:graph.B55 graph.B56:graph.B243 graph.C55:graph.C55 graph.C56:graph.C243 graph.N55:graph.O55 graph.O56:graph.O61 graph.N56:graph.N61 graph.B55:graph.B55 graph.D56:graph.D243 graph.E55:graph.E55 graph.E56:graph.E243 graph.B55:graph.B55 graph.F56:graph.F243 graph.G55:graph.G55 graph.G56:graph.G243 graph.B55:graph.B55 graph.H56:graph.H243 graph.I55:graph.I55 graph.I56:graph.I243 graph.B55:graph.B55 graph.J56:graph.J243 graph.K55:graph.K55 graph.K56:graph.K243 graph.B55:graph.B55 graph.L56:graph.L243 graph.M55:graph.M55 graph.M56:graph.M2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( Data below the graph )</text:p>
          </table:table-cell>
          <table:covered-table-cell table:number-columns-repeated="3"/>
          <table:table-cell table:number-columns-repeated="10"/>
        </table:table-row>
        <table:table-row table:style-name="ro1" table:number-rows-repeated="5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aste data onto cell A56</text:p>
          </table:table-cell>
          <table:covered-table-cell table:number-columns-repeated="3"/>
          <table:table-cell/>
          <table:table-cell table:style-name="ce2" office:value-type="string" calcext:value-type="string" table:number-columns-spanned="8" table:number-rows-spanned="1">
            <text:p>Hide any rows of data that you don’t want to show on the chart</text:p>
          </table:table-cell>
          <table:covered-table-cell table:number-columns-repeated="7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.R.</text:p>
          </table:table-cell>
          <table:table-cell office:value-type="string" calcext:value-type="string">
            <text:p>L1X</text:p>
          </table:table-cell>
          <table:table-cell office:value-type="string" calcext:value-type="string">
            <text:p>L1Y</text:p>
          </table:table-cell>
          <table:table-cell office:value-type="string" calcext:value-type="string">
            <text:p>L4X</text:p>
          </table:table-cell>
          <table:table-cell office:value-type="string" calcext:value-type="string">
            <text:p>L4Y</text:p>
          </table:table-cell>
          <table:table-cell office:value-type="string" calcext:value-type="string">
            <text:p>L2X</text:p>
          </table:table-cell>
          <table:table-cell office:value-type="string" calcext:value-type="string">
            <text:p>L2Y</text:p>
          </table:table-cell>
          <table:table-cell office:value-type="string" calcext:value-type="string">
            <text:p>L5X</text:p>
          </table:table-cell>
          <table:table-cell office:value-type="string" calcext:value-type="string">
            <text:p>L5Y</text:p>
          </table:table-cell>
          <table:table-cell office:value-type="string" calcext:value-type="string">
            <text:p>L3X</text:p>
          </table:table-cell>
          <table:table-cell office:value-type="string" calcext:value-type="string">
            <text:p>L3Y</text:p>
          </table:table-cell>
          <table:table-cell office:value-type="string" calcext:value-type="string">
            <text:p>L6X</text:p>
          </table:table-cell>
          <table:table-cell office:value-type="string" calcext:value-type="string">
            <text:p>L6Y</text:p>
          </table:table-cell>
          <table:table-cell office:value-type="string" calcext:value-type="string">
            <text:p>Home-X</text:p>
          </table:table-cell>
          <table:table-cell office:value-type="string" calcext:value-type="string">
            <text:p>Home-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style-name="ce1" office:value-type="float" office:value="18.61" calcext:value-type="float">
            <text:p>18.61</text:p>
          </table:table-cell>
          <table:table-cell table:style-name="ce1" office:value-type="float" office:value="-14.79" calcext:value-type="float">
            <text:p>-14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style-name="ce1" office:value-type="float" office:value="18.61" calcext:value-type="float">
            <text:p>18.61</text:p>
          </table:table-cell>
          <table:table-cell table:style-name="ce1"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.72" calcext:value-type="float">
            <text:p>-2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style-name="ce1" office:value-type="float" office:value="-18.61" calcext:value-type="float">
            <text:p>-18.61</text:p>
          </table:table-cell>
          <table:table-cell table:style-name="ce1" office:value-type="float" office:value="-14.79" calcext:value-type="float">
            <text:p>-14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style-name="ce1" office:value-type="float" office:value="-18.61" calcext:value-type="float">
            <text:p>-18.61</text:p>
          </table:table-cell>
          <table:table-cell table:style-name="ce1" office:value-type="float" office:value="14.79" calcext:value-type="float">
            <text:p>14.79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7.91" calcext:value-type="float">
            <text:p>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7.91" calcext:value-type="float">
            <text:p>-17.91</text:p>
          </table:table-cell>
          <table:table-cell office:value-type="float" office:value="14.09" calcext:value-type="float">
            <text:p>14.09</text:p>
          </table:table-cell>
          <table:table-cell table:number-columns-repeated="2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7.2" calcext:value-type="float">
            <text:p>-17.2</text:p>
          </table:table-cell>
          <table:table-cell office:value-type="float" office:value="13.38" calcext:value-type="float">
            <text:p>13.38</text:p>
          </table:table-cell>
          <table:table-cell table:number-columns-repeated="2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6.49" calcext:value-type="float">
            <text:p>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6.49" calcext:value-type="float">
            <text:p>-16.49</text:p>
          </table:table-cell>
          <table:table-cell office:value-type="float" office:value="12.67" calcext:value-type="float">
            <text:p>12.67</text:p>
          </table:table-cell>
          <table:table-cell table:number-columns-repeated="2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9.72" calcext:value-type="float">
            <text:p>-19.72</text:p>
          </table:table-cell>
          <table:table-cell office:value-type="float" office:value="0" calcext:value-type="float">
            <text:p>0</text:p>
          </table:table-cell>
          <table:table-cell office:value-type="float" office:value="19.72" calcext:value-type="float">
            <text:p>19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8.72" calcext:value-type="float">
            <text:p>-18.72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7.72" calcext:value-type="float">
            <text:p>-17.72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7.91" calcext:value-type="float">
            <text:p>17.91</text:p>
          </table:table-cell>
          <table:table-cell office:value-type="float" office:value="14.09" calcext:value-type="float">
            <text:p>14.09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7.91" calcext:value-type="float">
            <text:p>-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7.2" calcext:value-type="float">
            <text:p>17.2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7.2" calcext:value-type="float">
            <text:p>-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6.49" calcext:value-type="float">
            <text:p>16.49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6.49" calcext:value-type="float">
            <text:p>-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86" calcext:value-type="float">
            <text:p>16.86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7.42" calcext:value-type="float">
            <text:p>17.4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7.57" calcext:value-type="float">
            <text:p>17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7.71" calcext:value-type="float">
            <text:p>17.71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7.85" calcext:value-type="float">
            <text:p>17.8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7.99" calcext:value-type="float">
            <text:p>17.99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9" calcext:value-type="float">
            <text:p>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-15.79" calcext:value-type="float">
            <text:p>-15.79</text:p>
          </table:table-cell>
          <table:table-cell office:value-type="float" office:value="-9.97" calcext:value-type="float">
            <text:p>-9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7.99" calcext:value-type="float">
            <text:p>17.99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17" calcext:value-type="float">
            <text:p>-10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7.85" calcext:value-type="float">
            <text:p>17.8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37" calcext:value-type="float">
            <text:p>-10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7.71" calcext:value-type="float">
            <text:p>17.71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7.57" calcext:value-type="float">
            <text:p>17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77" calcext:value-type="float">
            <text:p>-10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7.42" calcext:value-type="float">
            <text:p>17.4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37" calcext:value-type="float">
            <text:p>-11.3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57" calcext:value-type="float">
            <text:p>-11.5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86" calcext:value-type="float">
            <text:p>16.86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-18.13" calcext:value-type="float">
            <text:p>-18.13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17.99" calcext:value-type="float">
            <text:p>-17.99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-17.85" calcext:value-type="float">
            <text:p>-17.85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-17.57" calcext:value-type="float">
            <text:p>-17.5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-17.42" calcext:value-type="float">
            <text:p>-17.4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-17.14" calcext:value-type="float">
            <text:p>-17.14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9" calcext:value-type="float">
            <text:p>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5.79" calcext:value-type="float">
            <text:p>-15.79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49" calcext:value-type="float">
            <text:p>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6.49" calcext:value-type="float">
            <text:p>-16.49</text:p>
          </table:table-cell>
          <table:table-cell office:value-type="float" office:value="12.67" calcext:value-type="float">
            <text:p>12.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7.2" calcext:value-type="float">
            <text:p>-17.2</text:p>
          </table:table-cell>
          <table:table-cell office:value-type="float" office:value="13.38" calcext:value-type="float">
            <text:p>13.3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91" calcext:value-type="float">
            <text:p>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7.91" calcext:value-type="float">
            <text:p>-17.91</text:p>
          </table:table-cell>
          <table:table-cell office:value-type="float" office:value="14.09" calcext:value-type="float">
            <text:p>14.0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7.72" calcext:value-type="float">
            <text:p>-17.72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8.72" calcext:value-type="float">
            <text:p>-18.72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19.72" calcext:value-type="float">
            <text:p>-19.72</text:p>
          </table:table-cell>
          <table:table-cell office:value-type="float" office:value="0" calcext:value-type="float">
            <text:p>0</text:p>
          </table:table-cell>
          <table:table-cell office:value-type="float" office:value="19.72" calcext:value-type="float">
            <text:p>19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49" calcext:value-type="float">
            <text:p>16.49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6.49" calcext:value-type="float">
            <text:p>-16.49</text:p>
          </table:table-cell>
          <table:table-cell office:value-type="float" office:value="-12.67" calcext:value-type="float">
            <text:p>-12.67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2" calcext:value-type="float">
            <text:p>17.2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7.2" calcext:value-type="float">
            <text:p>-17.2</text:p>
          </table:table-cell>
          <table:table-cell office:value-type="float" office:value="-13.38" calcext:value-type="float">
            <text:p>-13.38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91" calcext:value-type="float">
            <text:p>17.91</text:p>
          </table:table-cell>
          <table:table-cell office:value-type="float" office:value="14.09" calcext:value-type="float">
            <text:p>14.0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7.91" calcext:value-type="float">
            <text:p>-17.91</text:p>
          </table:table-cell>
          <table:table-cell office:value-type="float" office:value="-14.09" calcext:value-type="float">
            <text:p>-14.0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number-rows-repeated="104832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low listing" table:style-name="ta1">
        <table:table-column table:style-name="co3" table:default-cell-style-name="Default"/>
        <table:table-column table:style-name="co4" table:default-cell-style-name="ce3"/>
        <table:table-row table:style-name="ro1">
          <table:table-cell/>
          <table:table-cell office:value-type="string" calcext:value-type="string">
            <text:p>R# MSEC OP P1 <text:s text:c="3"/>P2 <text:s text:c="4"/>P3 <text:s text:c="4"/>P4 <text:s text:c="4"/>L1-X <text:s text:c="2"/>L1-Y <text:s text:c="2"/>L1-Z <text:s text:c="2"/>L2-X <text:s text:c="2"/>L2-Y <text:s text:c="2"/>L2-Z <text:s text:c="2"/>L3-X <text:s text:c="2"/>L3-Y <text:s text:c="2"/>L3-Z <text:s text:c="2"/>L4-X <text:s text:c="2"/>L4-Y <text:s text:c="2"/>L4-Z <text:s text:c="2"/>L5-X <text:s text:c="2"/>L5-Y <text:s text:c="2"/>L5-Z <text:s text:c="2"/>L6-X <text:s text:c="2"/>L6-Y <text:s text:c="2"/>L6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00)100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1) 24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2) 240 <text:s/>4 10 <text:s text:c="2"/>0.00 <text:s text:c="2"/>0.00 <text:s text:c="2"/>0.00 <text:s text:c="3"/>0.00 <text:s text:c="2"/>2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2.00 <text:s text:c="2"/>0.00</text:p>
          </table:table-cell>
        </table:table-row>
        <table:table-row table:style-name="ro1">
          <table:table-cell/>
          <table:table-cell office:value-type="string" calcext:value-type="string">
            <text:p>03) 200 <text:s/>4 10 <text:s text:c="2"/>0.00 <text:s text:c="2"/>0.00 <text:s text:c="2"/>0.00 <text:s text:c="2"/>-4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4) 200 <text:s/>4 10 <text:s text:c="2"/>0.00 <text:s text:c="2"/>0.00 <text:s text:c="2"/>0.00 <text:s text:c="2"/>-4.00 <text:s text:c="2"/>0.00 <text:s text:c="2"/>0.00/ <text:s/>0.00 <text:s text:c="2"/>2.00 <text:s text:c="2"/>0.00/ <text:s/>0.00 <text:s text:c="2"/>0.00 <text:s text:c="2"/>0.00/ <text:s/>0.00 <text:s text:c="2"/>0.00 <text:s text:c="2"/>0.00/ <text:s/>0.00 <text:s text:c="2"/>2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5) 200 <text:s/>4 10 <text:s text:c="2"/>0.00 <text:s text:c="2"/>0.00 <text:s text:c="2"/>0.00 <text:s text:c="2"/>-4.00 <text:s text:c="2"/>0.00 <text:s text:c="2"/>0.00/ -4.00 <text:s text:c="2"/>0.00 <text:s text:c="2"/>0.00/ <text:s/>0.00 <text:s text:c="2"/>0.00 <text:s text:c="2"/>0.00/ <text:s/>0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6) 200 <text:s/>4 10 <text:s text:c="2"/>0.00 <text:s text:c="2"/>0.00 <text:s text:c="2"/>0.00 <text:s text:c="2"/>-4.00 <text:s text:c="2"/>0.00 <text:s text:c="2"/>0.00/ -4.00 <text:s text:c="2"/>0.00 <text:s text:c="2"/>0.00/ <text:s/>0.00 <text:s text:c="2"/>2.00 <text:s text:c="2"/>0.00/ <text:s/>0.00 <text:s text:c="2"/>2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7) 2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8)10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09) <text:s text:c="2"/>0 <text:s/>9 <text:s/>6 <text:s text:c="2"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10) 500 <text:s/>4 10 <text:s text:c="2"/>0.00 <text:s text:c="2"/>0.00 <text:s text:c="2"/>0.00 <text:s text:c="2"/>-4.00 <text:s text:c="2"/>0.00 <text:s text:c="2"/>0.00/ -2.59 <text:s text:c="2"/>2.00 <text:s text:c="2"/>0.00/ -4.00 <text:s text:c="2"/>0.00 <text:s text:c="2"/>0.00/ -2.59 <text:s text:c="2"/>2.00 <text:s text:c="2"/>1.41/ -4.00 <text:s text:c="2"/>0.00 <text:s text:c="2"/>0.00/ -2.59 <text:s text:c="2"/>2.00 <text:s/>-1.41</text:p>
          </table:table-cell>
        </table:table-row>
        <table:table-row table:style-name="ro1">
          <table:table-cell/>
          <table:table-cell office:value-type="string" calcext:value-type="string">
            <text:p>11) 500 <text:s/>4 10 <text:s text:c="2"/>0.00 <text:s text:c="2"/>0.00 <text:s text:c="2"/>0.00 <text:s text:c="2"/>-4.00 <text:s text:c="2"/>0.00 <text:s text:c="2"/>0.00/ -2.59 <text:s text:c="2"/>0.00 <text:s text:c="2"/>0.00/ -4.00 <text:s text:c="2"/>0.00 <text:s text:c="2"/>0.00/ -2.59 <text:s text:c="2"/>0.00 <text:s text:c="2"/>1.41/ -4.00 <text:s text:c="2"/>0.00 <text:s text:c="2"/>0.00/ -2.59 <text:s text:c="2"/>0.00 <text:s/>-1.41</text:p>
          </table:table-cell>
        </table:table-row>
        <table:table-row table:style-name="ro1">
          <table:table-cell/>
          <table:table-cell office:value-type="string" calcext:value-type="string">
            <text:p>12) 500 <text:s/>4 10 <text:s text:c="2"/>0.00 <text:s text:c="2"/>0.00 <text:s text:c="2"/>0.00 <text:s text:c="2"/>-4.00 <text:s text:c="2"/>2.00 <text:s text:c="2"/>0.00/ -2.59 <text:s text:c="2"/>0.00 <text:s text:c="2"/>0.00/ -4.00 <text:s text:c="2"/>2.00 <text:s text:c="2"/>0.00/ -2.59 <text:s text:c="2"/>0.00 <text:s text:c="2"/>1.41/ -4.00 <text:s text:c="2"/>2.00 <text:s text:c="2"/>0.00/ -2.59 <text:s text:c="2"/>0.00 <text:s/>-1.41</text:p>
          </table:table-cell>
        </table:table-row>
        <table:table-row table:style-name="ro1">
          <table:table-cell/>
          <table:table-cell office:value-type="string" calcext:value-type="string">
            <text:p>13) 500 <text:s/>4 10 <text:s text:c="2"/>0.00 <text:s text:c="2"/>0.00 <text:s text:c="2"/>0.00 <text:s text:c="2"/>-5.41 <text:s text:c="2"/>2.00 <text:s text:c="2"/>1.41/ -4.00 <text:s text:c="2"/>0.00 <text:s text:c="2"/>0.00/ -5.41 <text:s text:c="2"/>2.00 <text:s/>-1.41/ -4.00 <text:s text:c="2"/>0.00 <text:s text:c="2"/>0.00/ -2.59 <text:s text:c="2"/>2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14) 500 <text:s/>4 10 <text:s text:c="2"/>0.00 <text:s text:c="2"/>0.00 <text:s text:c="2"/>0.00 <text:s text:c="2"/>-5.41 <text:s text:c="2"/>0.00 <text:s text:c="2"/>1.41/ -4.00 <text:s text:c="2"/>0.00 <text:s text:c="2"/>0.00/ -5.41 <text:s text:c="2"/>0.00 <text:s/>-1.41/ -4.00 <text:s text:c="2"/>0.00 <text:s text:c="2"/>0.00/ -2.59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15) 500 <text:s/>4 10 <text:s text:c="2"/>0.00 <text:s text:c="2"/>0.00 <text:s text:c="2"/>0.00 <text:s text:c="2"/>-5.41 <text:s text:c="2"/>0.00 <text:s text:c="2"/>1.41/ -4.00 <text:s text:c="2"/>2.00 <text:s text:c="2"/>0.00/ -5.41 <text:s text:c="2"/>0.00 <text:s/>-1.41/ -4.00 <text:s text:c="2"/>2.00 <text:s text:c="2"/>0.00/ -2.59 <text:s text:c="2"/>0.00 <text:s text:c="2"/>0.00/ -4.00 <text:s text:c="2"/>2.00 <text:s text:c="2"/>0.00</text:p>
          </table:table-cell>
        </table:table-row>
        <table:table-row table:style-name="ro1">
          <table:table-cell/>
          <table:table-cell office:value-type="string" calcext:value-type="string">
            <text:p>16) <text:s text:c="2"/>0 10 <text:s/>6 <text:s text:c="2"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17) 500 <text:s/>4 10 <text:s text:c="2"/>0.00 <text:s text:c="2"/>0.00 <text:s text:c="2"/>0.00 <text:s text:c="2"/>-4.00 <text:s text:c="2"/>0.00 <text:s text:c="2"/>0.00/ -2.59 <text:s text:c="2"/>2.00 <text:s text:c="2"/>0.00/ -4.00 <text:s text:c="2"/>0.00 <text:s text:c="2"/>0.00/ -2.59 <text:s text:c="2"/>2.00 <text:s text:c="2"/>1.41/ -4.00 <text:s text:c="2"/>0.00 <text:s text:c="2"/>0.00/ -2.59 <text:s text:c="2"/>2.00 <text:s/>-1.41</text:p>
          </table:table-cell>
        </table:table-row>
        <table:table-row table:style-name="ro1">
          <table:table-cell/>
          <table:table-cell office:value-type="string" calcext:value-type="string">
            <text:p>18) 5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19) 500 <text:s/>4 10 <text:s text:c="2"/>0.00 <text:s text:c="2"/>0.00 <text:s text:c="2"/>0.00 <text:s text:c="2"/>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20) 200 <text:s/>4 10 <text:s text:c="2"/>0.00 <text:s text:c="2"/>0.00 <text:s text:c="2"/>0.00 <text:s text:c="3"/>0.00 <text:s text:c="2"/>2.00 <text:s text:c="2"/>0.00/ -4.00 <text:s text:c="2"/>0.00 <text:s text:c="2"/>0.00/ -4.00 <text:s text:c="2"/>0.00 <text:s text:c="2"/>0.00/ -4.00 <text:s text:c="2"/>0.00 <text:s text:c="2"/>0.00/ -4.00 <text:s text:c="2"/>0.00 <text:s text:c="2"/>0.00/ <text:s/>0.00 <text:s text:c="2"/>2.00 <text:s text:c="2"/>0.00</text:p>
          </table:table-cell>
        </table:table-row>
        <table:table-row table:style-name="ro1">
          <table:table-cell/>
          <table:table-cell office:value-type="string" calcext:value-type="string">
            <text:p>21) 200 <text:s/>4 10 <text:s text:c="2"/>0.00 <text:s text:c="2"/>0.00 <text:s text:c="2"/>0.00 <text:s text:c="3"/>0.00 <text:s text:c="2"/>0.00 <text:s text:c="2"/>0.00/ -4.00 <text:s text:c="2"/>0.00 <text:s text:c="2"/>0.00/ -4.00 <text:s text:c="2"/>0.00 <text:s text:c="2"/>0.00/ -4.00 <text:s text:c="2"/>0.00 <text:s text:c="2"/>0.00/ -4.00 <text:s text:c="2"/>0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22) 200 <text:s/>4 10 <text:s text:c="2"/>0.00 <text:s text:c="2"/>0.00 <text:s text:c="2"/>0.00 <text:s text:c="3"/>0.00 <text:s text:c="2"/>0.00 <text:s text:c="2"/>0.00/ <text:s/>0.00 <text:s text:c="2"/>2.00 <text:s text:c="2"/>0.00/ -4.00 <text:s text:c="2"/>0.00 <text:s text:c="2"/>0.00/ -4.00 <text:s text:c="2"/>0.00 <text:s text:c="2"/>0.00/ <text:s/>0.00 <text:s text:c="2"/>2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23) 200 <text:s/>4 10 <text:s text:c="2"/>0.00 <text:s text:c="2"/>0.00 <text:s text:c="2"/>0.00 <text:s text:c="3"/>0.00 <text:s text:c="2"/>0.00 <text:s text:c="2"/>0.00/ <text:s/>0.00 <text:s text:c="2"/>0.00 <text:s text:c="2"/>0.00/ -4.00 <text:s text:c="2"/>0.00 <text:s text:c="2"/>0.00/ -4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24) 200 <text:s/>4 10 <text:s text:c="2"/>0.00 <text:s text:c="2"/>0.00 <text:s text:c="2"/>0.00 <text:s text:c="3"/>0.00 <text:s text:c="2"/>0.00 <text:s text:c="2"/>0.00/ <text:s/>0.00 <text:s text:c="2"/>0.00 <text:s text:c="2"/>0.00/ <text:s/>0.00 <text:s text:c="2"/>2.00 <text:s text:c="2"/>0.00/ <text:s/>0.00 <text:s text:c="2"/>2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25) 20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26) 500 <text:s/>4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/>
          <table:table-cell office:value-type="string" calcext:value-type="string">
            <text:p>27)1000 <text:s/>4 10 <text:s text:c="2"/>0.00 <text:s text:c="2"/>0.00 <text:s text:c="2"/>0.00 <text:s text:c="3"/>0.00 <text:s text:c="2"/>3.00 <text:s text:c="2"/>0.00/ <text:s/>0.00 <text:s text:c="2"/>3.00 <text:s text:c="2"/>0.00/ <text:s/>0.00 <text:s text:c="2"/>3.00 <text:s text:c="2"/>0.00/ <text:s/>0.00 <text:s text:c="2"/>3.00 <text:s text:c="2"/>0.00/ <text:s/>0.00 <text:s text:c="2"/>3.00 <text:s text:c="2"/>0.00/ <text:s/>0.00 <text:s text:c="2"/>3.00 <text:s text:c="2"/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4:26:01.187000000</meta:creation-date>
    <dc:date>2022-01-31T17:34:29.966000000</dc:date>
    <meta:editing-duration>PT33M32S</meta:editing-duration>
    <meta:editing-cycles>4</meta:editing-cycles>
    <meta:generator>LibreOffice/7.1.8.1$Windows_X86_64 LibreOffice_project/e1f30c802c3269a1d052614453f260e49458c82c</meta:generator>
    <meta:document-statistic meta:table-count="2" meta:cell-count="255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cm" chart:symbol-height="0.2cm" chart:link-data-style-to-source="true">
        <chart:symbol-image xlink:href="Pictures/100003490000018D0000018DAF9680C3CCAC5E25.svg"/>
      </style:chart-properties>
      <style:graphic-properties draw:stroke="none" svg:stroke-width="0.08cm" svg:stroke-color="#cc0000" draw:fill-color="#cc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705cm" svg:height="22.492cm" xlink:href=".." xlink:type="simple" chart:class="chart:scatter" chart:style-name="ch1">
        <chart:title svg:x="5.733cm" svg:y="0.58cm" chart:style-name="ch2">
          <text:p>Hexbot Toe Position Plot</text:p>
        </chart:title>
        <chart:subtitle svg:x="12.713cm" svg:y="0.635cm" chart:style-name="ch3">
          <text:p>including all frames</text:p>
        </chart:subtitle>
        <chart:legend chart:legend-position="top" svg:x="18.62cm" svg:y="0.537cm" style:legend-expansion="custom" svg:width="6.533cm" svg:height="0.595cm" style:legend-expansion-aspect-ratio="10.9798319327731" chart:style-name="ch4"/>
        <chart:plot-area chart:style-name="ch5" table:cell-range-address="graph.B55:graph.C243 graph.M55:graph.O55 graph.O56:graph.O61 graph.E55:graph.E243 graph.G55:graph.G243 graph.I55:graph.I243 graph.K55:graph.K243 graph.M56:graph.M243" chart:data-source-has-labels="row" svg:x="1.498cm" svg:y="1.556cm" svg:width="26.643cm" svg:height="19.529cm">
          <chart:coordinate-region svg:x="1.752cm" svg:y="1.758cm" svg:width="26.197cm" svg:height="19.125cm"/>
          <chart:axis chart:dimension="x" chart:name="primary-x" chart:style-name="ch6">
            <chart:title svg:x="13.375cm" svg:y="21.534cm" chart:style-name="ch7">
              <text:p>Global X Coordinate</text:p>
            </chart:title>
          </chart:axis>
          <chart:axis chart:dimension="y" chart:name="primary-y" chart:style-name="ch8">
            <chart:title svg:x="0.374cm" svg:y="12.764cm" chart:style-name="ch9">
              <text:p>Global Y Coordinate</text:p>
            </chart:title>
            <chart:grid chart:style-name="ch10" chart:class="major"/>
          </chart:axis>
          <chart:series chart:style-name="ch11" chart:values-cell-range-address="graph.C56:graph.C243" chart:label-cell-address="graph.C55:graph.C55" chart:class="chart:scatter">
            <chart:domain table:cell-range-address="graph.B56:graph.B243"/>
            <chart:data-point chart:repeated="146"/>
          </chart:series>
          <chart:series chart:style-name="ch12" chart:values-cell-range-address="graph.O56:graph.O61" chart:label-cell-address="graph.N55:graph.O55" chart:class="chart:scatter">
            <chart:domain table:cell-range-address="graph.N56:graph.N61"/>
            <chart:data-point chart:repeated="6"/>
          </chart:series>
          <chart:series chart:style-name="ch13" chart:values-cell-range-address="graph.E56:graph.E243" chart:label-cell-address="graph.E55:graph.E55" chart:class="chart:scatter">
            <chart:domain table:cell-range-address="graph.D56:graph.D243"/>
            <chart:data-point chart:repeated="146"/>
          </chart:series>
          <chart:series chart:style-name="ch14" chart:values-cell-range-address="graph.G56:graph.G243" chart:label-cell-address="graph.G55:graph.G55" chart:class="chart:scatter">
            <chart:domain table:cell-range-address="graph.F56:graph.F243"/>
            <chart:data-point chart:repeated="146"/>
          </chart:series>
          <chart:series chart:style-name="ch15" chart:values-cell-range-address="graph.I56:graph.I243" chart:label-cell-address="graph.I55:graph.I55" chart:class="chart:scatter">
            <chart:domain table:cell-range-address="graph.H56:graph.H243"/>
            <chart:data-point chart:repeated="146"/>
          </chart:series>
          <chart:series chart:style-name="ch16" chart:values-cell-range-address="graph.K56:graph.K243" chart:label-cell-address="graph.K55:graph.K55" chart:class="chart:scatter">
            <chart:domain table:cell-range-address="graph.J56:graph.J243"/>
            <chart:data-point chart:repeated="146"/>
          </chart:series>
          <chart:series chart:style-name="ch17" chart:values-cell-range-address="graph.M56:graph.M243" chart:label-cell-address="graph.M55:graph.M55" chart:class="chart:scatter">
            <chart:domain table:cell-range-address="graph.L56:graph.L243"/>
            <chart:data-point chart:repeated="14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1Y</text:p>
                <draw:g>
                  <svg:desc>graph.C55:graph.C5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Home-X Home-Y</text:p>
                <text:list>
                  <text:list-item>
                    <text:p>Home-X</text:p>
                  </text:list-item>
                  <text:list-item>
                    <text:p>Home-Y</text:p>
                  </text:list-item>
                </text:list>
                <draw:g>
                  <svg:desc>graph.N55:graph.O5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4Y</text:p>
                <draw:g>
                  <svg:desc>graph.E55:graph.E5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L2Y</text:p>
                <draw:g>
                  <svg:desc>graph.G55:graph.G5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L5Y</text:p>
                <draw:g>
                  <svg:desc>graph.I55:graph.I5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3Y</text:p>
                <draw:g>
                  <svg:desc>graph.K55:graph.K5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L6Y</text:p>
                <draw:g>
                  <svg:desc>graph.M55:graph.M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61">
                <text:p>18.61</text:p>
                <draw:g>
                  <svg:desc>graph.B56:graph.B243</svg:desc>
                </draw:g>
              </table:table-cell>
              <table:table-cell office:value-type="float" office:value="-14.79">
                <text:p>-14.79</text:p>
                <draw:g>
                  <svg:desc>graph.C56:graph.C243</svg:desc>
                </draw:g>
              </table:table-cell>
              <table:table-cell office:value-type="float" office:value="18.61">
                <text:p>18.61</text:p>
                <draw:g>
                  <svg:desc>graph.N56:graph.N61</svg:desc>
                </draw:g>
              </table:table-cell>
              <table:table-cell office:value-type="float" office:value="-14.79">
                <text:p>-14.79</text:p>
                <draw:g>
                  <svg:desc>graph.O56:graph.O61</svg:desc>
                </draw:g>
              </table:table-cell>
              <table:table-cell office:value-type="float" office:value="18.61">
                <text:p>18.61</text:p>
                <draw:g>
                  <svg:desc>graph.D56:graph.D243</svg:desc>
                </draw:g>
              </table:table-cell>
              <table:table-cell office:value-type="float" office:value="14.79">
                <text:p>14.79</text:p>
                <draw:g>
                  <svg:desc>graph.E56:graph.E243</svg:desc>
                </draw:g>
              </table:table-cell>
              <table:table-cell office:value-type="float" office:value="0">
                <text:p>0</text:p>
                <draw:g>
                  <svg:desc>graph.F56:graph.F243</svg:desc>
                </draw:g>
              </table:table-cell>
              <table:table-cell office:value-type="float" office:value="-20.72">
                <text:p>-20.72</text:p>
                <draw:g>
                  <svg:desc>graph.G56:graph.G243</svg:desc>
                </draw:g>
              </table:table-cell>
              <table:table-cell office:value-type="float" office:value="0">
                <text:p>0</text:p>
                <draw:g>
                  <svg:desc>graph.H56:graph.H243</svg:desc>
                </draw:g>
              </table:table-cell>
              <table:table-cell office:value-type="float" office:value="20.72">
                <text:p>20.72</text:p>
                <draw:g>
                  <svg:desc>graph.I56:graph.I243</svg:desc>
                </draw:g>
              </table:table-cell>
              <table:table-cell office:value-type="float" office:value="-18.61">
                <text:p>-18.61</text:p>
                <draw:g>
                  <svg:desc>graph.J56:graph.J243</svg:desc>
                </draw:g>
              </table:table-cell>
              <table:table-cell office:value-type="float" office:value="-14.79">
                <text:p>-14.79</text:p>
                <draw:g>
                  <svg:desc>graph.K56:graph.K243</svg:desc>
                </draw:g>
              </table:table-cell>
              <table:table-cell office:value-type="float" office:value="-18.61">
                <text:p>-18.61</text:p>
                <draw:g>
                  <svg:desc>graph.L56:graph.L243</svg:desc>
                </draw:g>
              </table:table-cell>
              <table:table-cell office:value-type="float" office:value="14.79">
                <text:p>14.79</text:p>
                <draw:g>
                  <svg:desc>graph.M56:graph.M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  <table:table-cell office:value-type="float" office:value="-16.86">
                <text:p>-16.86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36">
                <text:p>12.36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  <table:table-cell office:value-type="float" office:value="-17.14">
                <text:p>-17.14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  <table:table-cell office:value-type="float" office:value="-17.28">
                <text:p>-17.28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  <table:table-cell office:value-type="float" office:value="-17.42">
                <text:p>-17.4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  <table:table-cell office:value-type="float" office:value="-17.57">
                <text:p>-17.57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  <table:table-cell office:value-type="float" office:value="-17.71">
                <text:p>-17.71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  <table:table-cell office:value-type="float" office:value="-17.85">
                <text:p>-17.85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  <table:table-cell office:value-type="float" office:value="-17.99">
                <text:p>-17.99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79">
                <text:p>15.79</text:p>
              </table:table-cell>
              <table:table-cell office:value-type="float" office:value="-11.77">
                <text:p>-11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  <table:table-cell office:value-type="float" office:value="-17.99">
                <text:p>-17.99</text:p>
              </table:table-cell>
              <table:table-cell office:value-type="float" office:value="0">
                <text:p>0</text:p>
              </table:table-cell>
              <table:table-cell office:value-type="float" office:value="16.86">
                <text:p>16.86</text:p>
              </table:table-cell>
              <table:table-cell office:value-type="float" office:value="-15.79">
                <text:p>-15.79</text:p>
              </table:table-cell>
              <table:table-cell office:value-type="float" office:value="-11.77">
                <text:p>-11.77</text:p>
              </table:table-cell>
              <table:table-cell office:value-type="float" office:value="-15.79">
                <text:p>-15.79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9">
                <text:p>15.79</text:p>
              </table:table-cell>
              <table:table-cell office:value-type="float" office:value="-11.57">
                <text:p>-1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  <table:table-cell office:value-type="float" office:value="-17.85">
                <text:p>-17.8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-15.79">
                <text:p>-15.79</text:p>
              </table:table-cell>
              <table:table-cell office:value-type="float" office:value="-11.57">
                <text:p>-11.57</text:p>
              </table:table-cell>
              <table:table-cell office:value-type="float" office:value="-15.79">
                <text:p>-15.79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9">
                <text:p>15.79</text:p>
              </table:table-cell>
              <table:table-cell office:value-type="float" office:value="-11.37">
                <text:p>-1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  <table:table-cell office:value-type="float" office:value="-17.71">
                <text:p>-17.71</text:p>
              </table:table-cell>
              <table:table-cell office:value-type="float" office:value="0">
                <text:p>0</text:p>
              </table:table-cell>
              <table:table-cell office:value-type="float" office:value="17.14">
                <text:p>17.14</text:p>
              </table:table-cell>
              <table:table-cell office:value-type="float" office:value="-15.79">
                <text:p>-15.79</text:p>
              </table:table-cell>
              <table:table-cell office:value-type="float" office:value="-11.37">
                <text:p>-11.37</text:p>
              </table:table-cell>
              <table:table-cell office:value-type="float" office:value="-15.79">
                <text:p>-15.79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9">
                <text:p>15.79</text:p>
              </table:table-cell>
              <table:table-cell office:value-type="float" office:value="-11.17">
                <text:p>-1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  <table:table-cell office:value-type="float" office:value="-17.57">
                <text:p>-17.57</text:p>
              </table:table-cell>
              <table:table-cell office:value-type="float" office:value="0">
                <text:p>0</text:p>
              </table:table-cell>
              <table:table-cell office:value-type="float" office:value="17.28">
                <text:p>17.28</text:p>
              </table:table-cell>
              <table:table-cell office:value-type="float" office:value="-15.79">
                <text:p>-15.79</text:p>
              </table:table-cell>
              <table:table-cell office:value-type="float" office:value="-11.17">
                <text:p>-11.17</text:p>
              </table:table-cell>
              <table:table-cell office:value-type="float" office:value="-15.79">
                <text:p>-15.79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79">
                <text:p>15.79</text:p>
              </table:table-cell>
              <table:table-cell office:value-type="float" office:value="-10.97">
                <text:p>-1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  <table:table-cell office:value-type="float" office:value="-17.42">
                <text:p>-17.42</text:p>
              </table:table-cell>
              <table:table-cell office:value-type="float" office:value="0">
                <text:p>0</text:p>
              </table:table-cell>
              <table:table-cell office:value-type="float" office:value="17.42">
                <text:p>17.42</text:p>
              </table:table-cell>
              <table:table-cell office:value-type="float" office:value="-15.79">
                <text:p>-15.79</text:p>
              </table:table-cell>
              <table:table-cell office:value-type="float" office:value="-10.97">
                <text:p>-10.97</text:p>
              </table:table-cell>
              <table:table-cell office:value-type="float" office:value="-15.79">
                <text:p>-15.79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79">
                <text:p>15.79</text:p>
              </table:table-cell>
              <table:table-cell office:value-type="float" office:value="-10.77">
                <text:p>-1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  <table:table-cell office:value-type="float" office:value="-17.28">
                <text:p>-17.28</text:p>
              </table:table-cell>
              <table:table-cell office:value-type="float" office:value="0">
                <text:p>0</text:p>
              </table:table-cell>
              <table:table-cell office:value-type="float" office:value="17.57">
                <text:p>17.57</text:p>
              </table:table-cell>
              <table:table-cell office:value-type="float" office:value="-15.79">
                <text:p>-15.79</text:p>
              </table:table-cell>
              <table:table-cell office:value-type="float" office:value="-10.77">
                <text:p>-10.77</text:p>
              </table:table-cell>
              <table:table-cell office:value-type="float" office:value="-15.79">
                <text:p>-15.7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79">
                <text:p>15.79</text:p>
              </table:table-cell>
              <table:table-cell office:value-type="float" office:value="-10.57">
                <text:p>-1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  <table:table-cell office:value-type="float" office:value="-17.14">
                <text:p>-17.14</text:p>
              </table:table-cell>
              <table:table-cell office:value-type="float" office:value="0">
                <text:p>0</text:p>
              </table:table-cell>
              <table:table-cell office:value-type="float" office:value="17.71">
                <text:p>17.71</text:p>
              </table:table-cell>
              <table:table-cell office:value-type="float" office:value="-15.79">
                <text:p>-15.79</text:p>
              </table:table-cell>
              <table:table-cell office:value-type="float" office:value="-10.57">
                <text:p>-10.57</text:p>
              </table:table-cell>
              <table:table-cell office:value-type="float" office:value="-15.79">
                <text:p>-15.79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79">
                <text:p>15.79</text:p>
              </table:table-cell>
              <table:table-cell office:value-type="float" office:value="-10.37">
                <text:p>-1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36">
                <text:p>12.36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17.85">
                <text:p>17.85</text:p>
              </table:table-cell>
              <table:table-cell office:value-type="float" office:value="-15.79">
                <text:p>-15.79</text:p>
              </table:table-cell>
              <table:table-cell office:value-type="float" office:value="-10.37">
                <text:p>-10.37</text:p>
              </table:table-cell>
              <table:table-cell office:value-type="float" office:value="-15.79">
                <text:p>-15.79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79">
                <text:p>15.79</text:p>
              </table:table-cell>
              <table:table-cell office:value-type="float" office:value="-10.17">
                <text:p>-1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  <table:table-cell office:value-type="float" office:value="-16.86">
                <text:p>-16.86</text:p>
              </table:table-cell>
              <table:table-cell office:value-type="float" office:value="0">
                <text:p>0</text:p>
              </table:table-cell>
              <table:table-cell office:value-type="float" office:value="17.99">
                <text:p>17.99</text:p>
              </table:table-cell>
              <table:table-cell office:value-type="float" office:value="-15.79">
                <text:p>-15.79</text:p>
              </table:table-cell>
              <table:table-cell office:value-type="float" office:value="-10.17">
                <text:p>-10.17</text:p>
              </table:table-cell>
              <table:table-cell office:value-type="float" office:value="-15.79">
                <text:p>-15.79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79">
                <text:p>15.79</text:p>
              </table:table-cell>
              <table:table-cell office:value-type="float" office:value="-9.97">
                <text:p>-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8.13">
                <text:p>18.13</text:p>
              </table:table-cell>
              <table:table-cell office:value-type="float" office:value="-15.79">
                <text:p>-15.79</text:p>
              </table:table-cell>
              <table:table-cell office:value-type="float" office:value="-9.97">
                <text:p>-9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79">
                <text:p>15.79</text:p>
              </table:table-cell>
              <table:table-cell office:value-type="float" office:value="-10.17">
                <text:p>-1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  <table:table-cell office:value-type="float" office:value="-16.86">
                <text:p>-16.86</text:p>
              </table:table-cell>
              <table:table-cell office:value-type="float" office:value="0">
                <text:p>0</text:p>
              </table:table-cell>
              <table:table-cell office:value-type="float" office:value="17.99">
                <text:p>17.99</text:p>
              </table:table-cell>
              <table:table-cell office:value-type="float" office:value="-15.79">
                <text:p>-15.79</text:p>
              </table:table-cell>
              <table:table-cell office:value-type="float" office:value="-10.17">
                <text:p>-10.17</text:p>
              </table:table-cell>
              <table:table-cell office:value-type="float" office:value="-15.79">
                <text:p>-15.79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79">
                <text:p>15.79</text:p>
              </table:table-cell>
              <table:table-cell office:value-type="float" office:value="-10.37">
                <text:p>-1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36">
                <text:p>12.36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17.85">
                <text:p>17.85</text:p>
              </table:table-cell>
              <table:table-cell office:value-type="float" office:value="-15.79">
                <text:p>-15.79</text:p>
              </table:table-cell>
              <table:table-cell office:value-type="float" office:value="-10.37">
                <text:p>-10.37</text:p>
              </table:table-cell>
              <table:table-cell office:value-type="float" office:value="-15.79">
                <text:p>-15.79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79">
                <text:p>15.79</text:p>
              </table:table-cell>
              <table:table-cell office:value-type="float" office:value="-10.57">
                <text:p>-1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  <table:table-cell office:value-type="float" office:value="-17.14">
                <text:p>-17.14</text:p>
              </table:table-cell>
              <table:table-cell office:value-type="float" office:value="0">
                <text:p>0</text:p>
              </table:table-cell>
              <table:table-cell office:value-type="float" office:value="17.71">
                <text:p>17.71</text:p>
              </table:table-cell>
              <table:table-cell office:value-type="float" office:value="-15.79">
                <text:p>-15.79</text:p>
              </table:table-cell>
              <table:table-cell office:value-type="float" office:value="-10.57">
                <text:p>-10.57</text:p>
              </table:table-cell>
              <table:table-cell office:value-type="float" office:value="-15.79">
                <text:p>-15.79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79">
                <text:p>15.79</text:p>
              </table:table-cell>
              <table:table-cell office:value-type="float" office:value="-10.77">
                <text:p>-1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  <table:table-cell office:value-type="float" office:value="-17.28">
                <text:p>-17.28</text:p>
              </table:table-cell>
              <table:table-cell office:value-type="float" office:value="0">
                <text:p>0</text:p>
              </table:table-cell>
              <table:table-cell office:value-type="float" office:value="17.57">
                <text:p>17.57</text:p>
              </table:table-cell>
              <table:table-cell office:value-type="float" office:value="-15.79">
                <text:p>-15.79</text:p>
              </table:table-cell>
              <table:table-cell office:value-type="float" office:value="-10.77">
                <text:p>-10.77</text:p>
              </table:table-cell>
              <table:table-cell office:value-type="float" office:value="-15.79">
                <text:p>-15.7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79">
                <text:p>15.79</text:p>
              </table:table-cell>
              <table:table-cell office:value-type="float" office:value="-10.97">
                <text:p>-1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  <table:table-cell office:value-type="float" office:value="-17.42">
                <text:p>-17.42</text:p>
              </table:table-cell>
              <table:table-cell office:value-type="float" office:value="0">
                <text:p>0</text:p>
              </table:table-cell>
              <table:table-cell office:value-type="float" office:value="17.42">
                <text:p>17.42</text:p>
              </table:table-cell>
              <table:table-cell office:value-type="float" office:value="-15.79">
                <text:p>-15.79</text:p>
              </table:table-cell>
              <table:table-cell office:value-type="float" office:value="-10.97">
                <text:p>-10.97</text:p>
              </table:table-cell>
              <table:table-cell office:value-type="float" office:value="-15.79">
                <text:p>-15.79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79">
                <text:p>15.79</text:p>
              </table:table-cell>
              <table:table-cell office:value-type="float" office:value="-11.17">
                <text:p>-1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  <table:table-cell office:value-type="float" office:value="-17.57">
                <text:p>-17.57</text:p>
              </table:table-cell>
              <table:table-cell office:value-type="float" office:value="0">
                <text:p>0</text:p>
              </table:table-cell>
              <table:table-cell office:value-type="float" office:value="17.28">
                <text:p>17.28</text:p>
              </table:table-cell>
              <table:table-cell office:value-type="float" office:value="-15.79">
                <text:p>-15.79</text:p>
              </table:table-cell>
              <table:table-cell office:value-type="float" office:value="-11.17">
                <text:p>-11.17</text:p>
              </table:table-cell>
              <table:table-cell office:value-type="float" office:value="-15.79">
                <text:p>-15.79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79">
                <text:p>15.79</text:p>
              </table:table-cell>
              <table:table-cell office:value-type="float" office:value="-11.37">
                <text:p>-1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  <table:table-cell office:value-type="float" office:value="-17.71">
                <text:p>-17.71</text:p>
              </table:table-cell>
              <table:table-cell office:value-type="float" office:value="0">
                <text:p>0</text:p>
              </table:table-cell>
              <table:table-cell office:value-type="float" office:value="17.14">
                <text:p>17.14</text:p>
              </table:table-cell>
              <table:table-cell office:value-type="float" office:value="-15.79">
                <text:p>-15.79</text:p>
              </table:table-cell>
              <table:table-cell office:value-type="float" office:value="-11.37">
                <text:p>-11.37</text:p>
              </table:table-cell>
              <table:table-cell office:value-type="float" office:value="-15.79">
                <text:p>-15.79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79">
                <text:p>15.79</text:p>
              </table:table-cell>
              <table:table-cell office:value-type="float" office:value="-11.57">
                <text:p>-1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  <table:table-cell office:value-type="float" office:value="-17.85">
                <text:p>-17.8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-15.79">
                <text:p>-15.79</text:p>
              </table:table-cell>
              <table:table-cell office:value-type="float" office:value="-11.57">
                <text:p>-11.57</text:p>
              </table:table-cell>
              <table:table-cell office:value-type="float" office:value="-15.79">
                <text:p>-15.79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79">
                <text:p>15.79</text:p>
              </table:table-cell>
              <table:table-cell office:value-type="float" office:value="-11.77">
                <text:p>-11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  <table:table-cell office:value-type="float" office:value="-17.99">
                <text:p>-17.99</text:p>
              </table:table-cell>
              <table:table-cell office:value-type="float" office:value="0">
                <text:p>0</text:p>
              </table:table-cell>
              <table:table-cell office:value-type="float" office:value="16.86">
                <text:p>16.86</text:p>
              </table:table-cell>
              <table:table-cell office:value-type="float" office:value="-15.79">
                <text:p>-15.79</text:p>
              </table:table-cell>
              <table:table-cell office:value-type="float" office:value="-11.77">
                <text:p>-11.77</text:p>
              </table:table-cell>
              <table:table-cell office:value-type="float" office:value="-15.79">
                <text:p>-15.79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  <table:table-cell office:value-type="float" office:value="-18.13">
                <text:p>-18.13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  <table:table-cell office:value-type="float" office:value="-17.99">
                <text:p>-17.99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  <table:table-cell office:value-type="float" office:value="-17.85">
                <text:p>-17.85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  <table:table-cell office:value-type="float" office:value="-17.71">
                <text:p>-17.71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  <table:table-cell office:value-type="float" office:value="-17.57">
                <text:p>-17.57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  <table:table-cell office:value-type="float" office:value="-17.42">
                <text:p>-17.4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  <table:table-cell office:value-type="float" office:value="-17.28">
                <text:p>-17.28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  <table:table-cell office:value-type="float" office:value="-17.14">
                <text:p>-17.14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36">
                <text:p>12.36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  <table:table-cell office:value-type="float" office:value="-16.86">
                <text:p>-16.86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79">
                <text:p>15.79</text:p>
              </table:table-cell>
              <table:table-cell office:value-type="float" office:value="-11.97">
                <text:p>-1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5.79">
                <text:p>-15.7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49">
                <text:p>16.49</text:p>
              </table:table-cell>
              <table:table-cell office:value-type="float" office:value="-12.67">
                <text:p>-12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6.49">
                <text:p>-16.49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2">
                <text:p>17.2</text:p>
              </table:table-cell>
              <table:table-cell office:value-type="float" office:value="-13.38">
                <text:p>-1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7.2">
                <text:p>-17.2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91">
                <text:p>17.91</text:p>
              </table:table-cell>
              <table:table-cell office:value-type="float" office:value="-14.09">
                <text:p>-1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7.91">
                <text:p>-17.91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6.72">
                <text:p>-16.72</text:p>
              </table:table-cell>
              <table:table-cell office:value-type="float" office:value="0">
                <text:p>0</text:p>
              </table:table-cell>
              <table:table-cell office:value-type="float" office:value="16.72">
                <text:p>16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7.72">
                <text:p>-17.72</text:p>
              </table:table-cell>
              <table:table-cell office:value-type="float" office:value="0">
                <text:p>0</text:p>
              </table:table-cell>
              <table:table-cell office:value-type="float" office:value="17.72">
                <text:p>17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8.72">
                <text:p>-18.72</text:p>
              </table:table-cell>
              <table:table-cell office:value-type="float" office:value="0">
                <text:p>0</text:p>
              </table:table-cell>
              <table:table-cell office:value-type="float" office:value="18.72">
                <text:p>18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19.72">
                <text:p>-19.72</text:p>
              </table:table-cell>
              <table:table-cell office:value-type="float" office:value="0">
                <text:p>0</text:p>
              </table:table-cell>
              <table:table-cell office:value-type="float" office:value="19.72">
                <text:p>19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9">
                <text:p>15.79</text:p>
              </table:table-cell>
              <table:table-cell office:value-type="float" office:value="11.97">
                <text:p>11.97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5.79">
                <text:p>-15.79</text:p>
              </table:table-cell>
              <table:table-cell office:value-type="float" office:value="-11.97">
                <text:p>-11.9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">
                <text:p>16.49</text:p>
              </table:table-cell>
              <table:table-cell office:value-type="float" office:value="12.67">
                <text:p>12.67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6.49">
                <text:p>-16.49</text:p>
              </table:table-cell>
              <table:table-cell office:value-type="float" office:value="-12.67">
                <text:p>-12.67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">
                <text:p>17.2</text:p>
              </table:table-cell>
              <table:table-cell office:value-type="float" office:value="13.38">
                <text:p>13.38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7.2">
                <text:p>-17.2</text:p>
              </table:table-cell>
              <table:table-cell office:value-type="float" office:value="-13.38">
                <text:p>-13.38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1">
                <text:p>17.91</text:p>
              </table:table-cell>
              <table:table-cell office:value-type="float" office:value="14.09">
                <text:p>14.0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7.91">
                <text:p>-17.91</text:p>
              </table:table-cell>
              <table:table-cell office:value-type="float" office:value="-14.09">
                <text:p>-14.0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61">
                <text:p>18.61</text:p>
              </table:table-cell>
              <table:table-cell office:value-type="float" office:value="-14.79">
                <text:p>-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